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1c3ee7" style:font-size-asian="14pt" style:font-size-complex="14pt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36d78e" style:font-size-asian="14pt" style:font-size-complex="14pt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2fe488" style:font-size-asian="14pt" style:font-size-complex="14pt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2bbd02" style:font-size-asian="14pt" style:font-size-complex="14pt"/>
    </style:style>
    <style:style style:name="P6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2789f0" officeooo:paragraph-rsid="002789f0" style:font-size-asian="14pt" style:font-size-complex="14pt"/>
    </style:style>
    <style:style style:name="P7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2820b" officeooo:paragraph-rsid="0042820b" style:font-size-asian="14pt" style:font-size-complex="14pt"/>
    </style:style>
    <style:style style:name="P8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28d6ad" officeooo:paragraph-rsid="00481430" style:font-size-asian="14pt" style:font-size-complex="14pt"/>
    </style:style>
    <style:style style:name="P9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481430" style:font-size-asian="14pt" style:font-size-complex="14pt"/>
    </style:style>
    <style:style style:name="P10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1c3ee7" style:font-size-asian="14pt" style:font-size-complex="14pt"/>
    </style:style>
    <style:style style:name="P11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481430" officeooo:paragraph-rsid="00481430" style:font-size-asian="14pt" style:font-size-complex="14pt"/>
    </style:style>
    <style:style style:name="P12" style:family="paragraph" style:parent-style-name="Text_20_body" style:list-style-name="L1">
      <loext:graphic-properties draw:fill-hatch-name="hatch"/>
      <style:paragraph-properties fo:margin-top="0cm" fo:margin-bottom="1cm" style:contextual-spacing="false" fo:line-height="100%"/>
      <style:text-properties fo:font-size="14pt" officeooo:rsid="00481430" officeooo:paragraph-rsid="00481430" style:font-size-asian="14pt" style:font-size-complex="14pt"/>
    </style:style>
    <style:style style:name="P13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2789f0" officeooo:paragraph-rsid="00484747" style:font-size-asian="14pt" style:font-size-complex="14pt"/>
    </style:style>
    <style:style style:name="P14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84747" officeooo:paragraph-rsid="00484747" style:font-size-asian="14pt" style:font-size-complex="14pt"/>
    </style:style>
    <style:style style:name="P15" style:family="paragraph" style:parent-style-name="Text_20_body" style:master-page-name="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0cm" style:auto-text-indent="false" style:page-number="auto" fo:background-color="transparent"/>
      <style:text-properties fo:font-size="14pt" fo:font-style="italic" fo:font-weight="bold" officeooo:rsid="002789f0" officeooo:paragraph-rsid="003d67f1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ext_20_body" style:list-style-name="L3"/>
    <style:style style:name="P17" style:family="paragraph" style:parent-style-name="Text_20_body">
      <loext:graphic-properties draw:fill-gradient-name="Gradient_20_1" draw:fill-hatch-name="hatch"/>
      <style:paragraph-properties fo:margin-top="0.101cm" fo:margin-bottom="0.101cm" style:contextual-spacing="false" fo:line-height="100%" fo:break-before="page"/>
      <style:text-properties officeooo:paragraph-rsid="002e001c"/>
    </style:style>
    <style:style style:name="P18" style:family="paragraph" style:parent-style-name="Text_20_body">
      <loext:graphic-properties draw:fill-gradient-name="Gradient_20_1" draw:fill-hatch-name="hatch"/>
      <style:paragraph-properties fo:margin-top="0.101cm" fo:margin-bottom="0.101cm" style:contextual-spacing="false" fo:line-height="100%"/>
      <style:text-properties officeooo:paragraph-rsid="002e001c"/>
    </style:style>
    <style:style style:name="P19" style:family="paragraph" style:parent-style-name="Text_20_body">
      <loext:graphic-properties draw:fill-hatch-name="hatch"/>
      <style:paragraph-properties fo:margin-top="0.101cm" fo:margin-bottom="0.499cm" style:contextual-spacing="false" fo:line-height="100%"/>
      <style:text-properties officeooo:paragraph-rsid="00481430"/>
    </style:style>
    <style:style style:name="P20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officeooo:paragraph-rsid="003dea23"/>
    </style:style>
    <style:style style:name="P21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officeooo:paragraph-rsid="002e001c"/>
    </style:style>
    <style:style style:name="T1" style:family="text">
      <style:text-properties officeooo:rsid="003f303a"/>
    </style:style>
    <style:style style:name="T2" style:family="text">
      <style:text-properties officeooo:rsid="001c3ee7"/>
    </style:style>
    <style:style style:name="T3" style:family="text">
      <style:text-properties officeooo:rsid="0025b43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officeooo:rsid="003dea23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b437" style:font-weight-asian="bold" style:font-weight-complex="bold"/>
    </style:style>
    <style:style style:name="T8" style:family="text">
      <style:text-properties fo:font-weight="bold" officeooo:rsid="002fe488" style:font-weight-asian="bold" style:font-weight-complex="bold"/>
    </style:style>
    <style:style style:name="T9" style:family="text">
      <style:text-properties officeooo:rsid="002c8a67"/>
    </style:style>
    <style:style style:name="T10" style:family="text">
      <style:text-properties officeooo:rsid="002cdea2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481430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officeooo:rsid="0032b6a9"/>
    </style:style>
    <style:style style:name="T16" style:family="text">
      <style:text-properties officeooo:rsid="0035852a"/>
    </style:style>
    <style:style style:name="T17" style:family="text">
      <style:text-properties officeooo:rsid="003a90dc"/>
    </style:style>
    <style:style style:name="T18" style:family="text">
      <style:text-properties officeooo:rsid="003ad9c3"/>
    </style:style>
    <style:style style:name="T19" style:family="text">
      <style:text-properties officeooo:rsid="0042820b"/>
    </style:style>
    <style:style style:name="T20" style:family="text">
      <style:text-properties officeooo:rsid="002862eb"/>
    </style:style>
    <style:style style:name="T21" style:family="text">
      <style:text-properties officeooo:rsid="00481430"/>
    </style:style>
    <style:style style:name="T22" style:family="text">
      <style:text-properties officeooo:rsid="0048474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7">Call to Worship</text:span><text:span text:style-name="T3"> Ps 132:6-9 / Opening prayer (John A)</text:span></text:p>
      <text:p text:style-name="P19"><text:span text:style-name="T13">Praise: </text:span><text:span text:style-name="Emphasis"><text:span text:style-name="T14">In Christ Alone</text:span></text:span></text:p>
      <text:p text:style-name="P19"><text:span text:style-name="T13">Announcements</text:span><text:span text:style-name="T11"> (John A)</text:span></text:p>
      <text:list xml:id="list3571721589" text:style-name="L1">
        <text:list-item>
          <text:p text:style-name="P11">Today we welcome Jake Martin a student at the PTC to the platform</text:p>
        </text:list-item>
        <text:list-item>
          <text:p text:style-name="P8">Morning Tea and fellowship after the service</text:p>
        </text:list-item>
        <text:list-item>
          <text:p text:style-name="P12">Following last week’s Mission Matters on OCC, we have the video which Gaye mentioned</text:p>
          <text:p text:style-name="P12">VIDEO presentation Operation Christmas Child</text:p>
        </text:list-item>
      </text:list>
      <text:p text:style-name="P20"><text:span text:style-name="T13">Bible Reading:</text:span><text:span text:style-name="T11"> </text:span><text:span text:style-name="T12">I</text:span><text:span text:style-name="T11">saiah 53:1-12 (John A)</text:span></text:p>
      <text:p text:style-name="P4"><text:span text:style-name="T6">Praise: </text:span><text:span text:style-name="T5">Man of sorrows, What a Name! (Rej! 206)</text:span></text:p>
      <text:p text:style-name="P3"><text:span text:style-name="T6">Prayer for the church and the world:</text:span> (<text:span text:style-name="T1">J</text:span><text:span text:style-name="T21">an F</text:span>)</text:p>
      <text:p text:style-name="P3"><text:span text:style-name="T8">B</text:span><text:span text:style-name="T6">ible Reading:</text:span> 1 Peter 2:11-25 (Callum)</text:p>
      <text:p text:style-name="P5"><text:span text:style-name="T6">Praise:</text:span> <text:span text:style-name="T4">Speak O Lord</text:span> (OFFERING)</text:p>
      <text:p text:style-name="P21"><text:span text:style-name="T13">Sermon:</text:span><text:span text:style-name="T11"> </text:span>“OUR HIGH CALLING” (Jake Martin)</text:p>
      <text:p text:style-name="P2"><text:span text:style-name="T6">Praise:</text:span> <text:span text:style-name="T4">May the mind of Christ my Saviour (Rej! 491, alternate tune)</text:span></text:p>
      <text:p text:style-name="P2"><text:span text:style-name="T6">Benediction</text:span> (Jake Martin<text:span text:style-name="T21">)</text:span></text:p>
      <text:p text:style-name="P6">Opening Prayer (<text:span text:style-name="T21">Psalm 132:6-9</text:span><text:span text:style-name="T9">)</text:span></text:p>
      <text:p text:style-name="P15"><text:span text:style-name="T21">6</text:span> We heard it in Ephrathah, we came upon it in the fields of Jaar:<text:line-break/>7 “Let us go to his dwelling place, let us worship at his footstool, saying,<text:line-break/>8 ‘Arise, Lord, and come to your resting place, you and the ark of your might.<text:line-break/>9 May your priests be clothed with your righteousness; may your faithful people sing for joy.’”</text:p>
      <text:p text:style-name="P13">Father <text:span text:style-name="T22">in heaven</text:span><text:span text:style-name="T15">,</text:span> we thank You <text:span text:style-name="T10">that </text:span><text:span text:style-name="T19">You have </text:span><text:span text:style-name="T22">called</text:span><text:span text:style-name="T19"> us </text:span><text:span text:style-name="T22">to Yourself</text:span><text:span text:style-name="T19">, </text:span><text:span text:style-name="T22">and we have heard and responded to Your call.</text:span></text:p>
      <text:p text:style-name="P13"><text:span text:style-name="T19">We thank You that Jesus, </text:span><text:span text:style-name="T22">the Living Word, is enthroned on high, and we have gathered to worship at His footstool. </text:span><text:span text:style-name="T17">W</text:span><text:span text:style-name="T22">ith David the Psalmist, we ask You to come to Your resting place, among Your people, gathered here in Ashburton today.</text:span></text:p>
      <text:p text:style-name="P14">We thank You that You have clothed us with the perfect righteousness of Jesus, and now we commit this time of praise to You. May all we do and say be a blessing to You, as we lift up our souls to honour <text:span text:style-name="T18">Jesus, </text:span>in whose<text:span text:style-name="T18"> Mighty</text:span><text:span text:style-name="T16"> Name we pray</text:span><text:span text:style-name="T20">, Amen.</text:span></text:p>
      <text:p text:style-name="P7">[<text:span text:style-name="T22">Praise: In Christ Alone</text:span>]</text:p>
      <text:p text:style-name="P17">Call to Worship (Ps 132:6-9) / Opening prayer (John A)</text:p>
      <text:p text:style-name="P18">Praise: In Christ Alone</text:p>
      <text:p text:style-name="P18">Announcements (John A)</text:p>
      <text:p text:style-name="P18">Video - Operation Christmas Child</text:p>
      <text:p text:style-name="P18">Bible Reading: <text:s/>Isaiah 53:1-12 <text:s/>(John A)</text:p>
      <text:p text:style-name="P18">Praise: Man of sorrows, What a Name! (Rej! 206)</text:p>
      <text:p text:style-name="P18">Prayer for the church and the world  (Jan F)</text:p>
      <text:p text:style-name="P18">Bible reading: 1 Peter 2:11-25 (Callum)</text:p>
      <text:p text:style-name="P18">Praise: Speak O Lord (Offering)</text:p>
      <text:p text:style-name="P18">Sermon: “OUR HIGH CALLING” (Jake Martin)</text:p>
      <text:p text:style-name="P18">Praise: May the mind of Christ my Saviour (Rej! 491, alternate tune)</text:p>
      <text:p text:style-name="P18">Benediction (Jake Martin)</text:p>
      <text:p text:style-name="Text_20_body"/>
      <text:p text:style-name="Text_20_body"/>
      <text:p text:style-name="Text_20_body">Sermon Outline<text:line-break/>“OUR HIGH CALLING”   (1 Peter 2:11-25)<text:line-break/>Introduction - Feeling out of place?</text:p>
      <text:list xml:id="list1965626266" text:style-name="L3">
        <text:list-item>
          <text:p text:style-name="P16">We are foreigners</text:p>
        </text:list-item>
        <text:list-item>
          <text:p text:style-name="P16">We are to submit</text:p>
          <text:list>
            <text:list-item>
              <text:p text:style-name="P16">All authorities</text:p>
            </text:list-item>
            <text:list-item>
              <text:p text:style-name="P16">Authorities promote good</text:p>
            </text:list-item>
            <text:list-item>
              <text:p text:style-name="P16">Authorities are under God</text:p>
            </text:list-item>
            <text:list-item>
              <text:p text:style-name="P16">Unjust suffering</text:p>
            </text:list-item>
          </text:list>
        </text:list-item>
        <text:list-item>
          <text:p text:style-name="P16">We suffer like Christ</text:p>
        </text:list-item>
        <text:list-item>
          <text:p text:style-name="P16">Implications/Conclusion</text:p>
          <text:list>
            <text:list-item text:start-value="1">
              <text:p text:style-name="P16">Generosity</text:p>
            </text:list-item>
            <text:list-item>
              <text:p text:style-name="P16">Hospitality</text:p>
            </text:list-item>
            <text:list-item>
              <text:p text:style-name="P16">Submiss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481430"/>
    </style:style>
    <style:style style:name="MT2" style:family="text">
      <style:text-properties officeooo:rsid="003f303a"/>
    </style:style>
    <style:style style:name="MT3" style:family="text">
      <style:text-properties officeooo:rsid="001c3ee7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14</text:span><text:span text:style-name="MT2">th</text:span> <text:span text:style-name="MT1">April</text:span> 202<text:span text:style-name="MT3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4-04-13T22:04:16.022015743</dc:date>
    <meta:editing-duration>PT5H17M27S</meta:editing-duration>
    <meta:editing-cycles>36</meta:editing-cycles>
    <meta:generator>LibreOffice/7.3.7.2$Linux_X86_64 LibreOffice_project/30$Build-2</meta:generator>
    <meta:print-date>2024-04-13T21:56:56.194968872</meta:print-date>
    <meta:document-statistic meta:table-count="0" meta:image-count="0" meta:object-count="0" meta:page-count="3" meta:paragraph-count="46" meta:word-count="436" meta:character-count="2432" meta:non-whitespace-character-count="2052"/>
  </office:meta>
</office:document-meta>
</file>